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71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12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808080"/>
      <style:text-properties fo:color="#00ccff"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0.99pt solid #808080"/>
      <style:paragraph-properties fo:text-align="start" fo:margin-left="0pt"/>
      <style:text-properties fo:color="#00ccff"/>
    </style:style>
    <style:style style:name="ce4" style:family="table-cell" style:parent-style-name="Default">
      <style:table-cell-properties fo:border-bottom="none" fo:background-color="transparent" fo:border-left="0.99pt fine-dashed #808080" fo:border-right="0.99pt fine-dashed #808080" fo:border-top="none"/>
    </style:style>
    <style:style style:name="ce5" style:family="table-cell" style:parent-style-name="Default">
      <style:table-cell-properties fo:border-bottom="0.74pt solid #808080" fo:background-color="transparent" fo:border-left="0.99pt solid #808080" fo:border-right="0.99pt solid #808080" fo:border-top="0.74pt solid #808080"/>
      <style:text-properties fo:color="#b2b2b2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99pt solid #808080"/>
      <style:paragraph-properties fo:text-align="start" fo:margin-left="0pt"/>
      <style:text-properties fo:color="#b2b2b2"/>
    </style:style>
    <style:style style:name="ce7" style:family="table-cell" style:parent-style-name="Default" style:data-style-name="N100">
      <style:table-cell-properties fo:border-bottom="0.74pt fine-dashed #808080" style:text-align-source="fix" style:repeat-content="false" fo:background-color="transparent" fo:border-left="0.74pt fine-dashed #808080" fo:border-right="none" fo:border-top="0.74pt fine-dashed #808080"/>
      <style:paragraph-properties fo:text-align="start" fo:margin-left="0pt"/>
      <style:text-properties fo:color="#b2b2b2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74pt fine-dashed #808080" fo:border-right="none" fo:border-top="0.74pt fine-dashed #808080"/>
      <style:paragraph-properties fo:text-align="start" fo:margin-left="0pt"/>
      <style:text-properties fo:color="#b2b2b2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0.99pt solid #808080"/>
      <style:paragraph-properties fo:text-align="start" fo:margin-left="0pt"/>
      <style:text-properties fo:color="#00ccff" fo:font-weight="bold" style:font-weight-asian="bold" style:font-weight-complex="bold"/>
    </style:style>
    <style:style style:name="ce11" style:family="table-cell" style:parent-style-name="Default">
      <style:table-cell-properties fo:border-bottom="0.74pt solid #808080" fo:background-color="transparent" fo:border-left="0.99pt solid #808080" fo:border-right="0.99pt solid #808080" fo:border-top="0.74pt solid #80808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order-bottom="0.74pt fine-dashed #808080" fo:background-color="transparent" fo:border-left="none" fo:border-right="none" fo:border-top="0.74pt fine-dashed #808080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transparent" fo:border="0.74pt solid #808080"/>
      <style:text-properties fo:color="#b2b2b2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74pt solid #808080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0.74pt solid #808080"/>
      <style:text-properties fo:color="#b2b2b2"/>
    </style:style>
    <style:style style:name="gr1" style:family="graphic">
      <style:graphic-properties draw:stroke="none" svg:stroke-width="0.74pt" svg:stroke-color="#000000" draw:marker-start="" draw:marker-start-width="8.5pt" draw:marker-start-center="false" draw:marker-end="" draw:marker-end-width="8.5pt" draw:marker-end-center="false" draw:stroke-linejoin="miter" draw:fill="solid" draw:fill-color="#111111" draw:textarea-horizontal-align="center" draw:textarea-vertical-align="middle" draw:auto-grow-height="false" draw:fit-to-size="false" fo:min-height="7.71pt" fo:min-width="143.6pt" fo:padding-top="3.69pt" fo:padding-bottom="3.69pt" fo:padding-left="7.09pt" fo:padding-right="7.09pt" fo:wrap-option="wrap" draw:shadow="hidden" draw:shadow-offset-x="8.5pt" draw:shadow-offset-y="8.5pt" draw:shadow-color="#808080"/>
    </style:style>
    <style:style style:name="gr2" style:family="graphic">
      <style:graphic-properties draw:stroke="none" svg:stroke-width="0.74pt" svg:stroke-color="#000000" draw:marker-start="" draw:marker-start-width="8.5pt" draw:marker-start-center="false" draw:marker-end="" draw:marker-end-width="8.5pt" draw:marker-end-center="false" draw:stroke-linejoin="miter" draw:fill="solid" draw:fill-color="#111111" draw:textarea-horizontal-align="center" draw:textarea-vertical-align="middle" draw:auto-grow-height="false" draw:fit-to-size="false" fo:min-height="7.37pt" fo:min-width="66.81pt" fo:padding-top="3.69pt" fo:padding-bottom="3.69pt" fo:padding-left="7.09pt" fo:padding-right="7.09pt" fo:wrap-option="wrap" draw:shadow="hidden" draw:shadow-offset-x="8.5pt" draw:shadow-offset-y="8.5pt" draw:shadow-color="#808080"/>
    </style:style>
    <style:style style:name="gr3" style:family="graphic">
      <style:graphic-properties draw:stroke="none" svg:stroke-width="0.74pt" svg:stroke-color="#000000" draw:marker-start="" draw:marker-start-width="8.5pt" draw:marker-start-center="false" draw:marker-end="" draw:marker-end-width="8.5pt" draw:marker-end-center="false" draw:stroke-linejoin="miter" draw:fill="solid" draw:fill-color="#111111" draw:textarea-horizontal-align="center" draw:textarea-vertical-align="middle" draw:auto-grow-height="false" draw:fit-to-size="false" fo:min-height="10.83pt" fo:min-width="93.09pt" fo:padding-top="3.69pt" fo:padding-bottom="3.69pt" fo:padding-left="7.09pt" fo:padding-right="7.09pt" fo:wrap-option="wrap" draw:shadow="hidden" draw:shadow-offset-x="8.5pt" draw:shadow-offset-y="8.5pt" draw:shadow-color="#808080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111111"/>
      <style:paragraph-properties fo:margin-left="0pt" fo:margin-right="0pt" fo:margin-top="0pt" fo:margin-bottom="0pt" fo:line-height="100%" fo:text-align="start" fo:text-indent="0pt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2" svg:width="157.75pt" svg:height="15.05pt" draw:transform="rotate (0.349065850398866) translate (282.614173228346pt 255.259842519685pt)">
            <text:p text:style-name="P1"><text:span text:style-name="T1">Abundance matrix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z-index="1" draw:style-name="gr2" draw:text-style-name="P2" svg:width="80.99pt" svg:height="14.71pt" draw:transform="rotate (0.349065850398866) translate (156.472440944882pt 231.108661417323pt)">
            <text:p text:style-name="P1"><text:span text:style-name="T1">OTU data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z-index="2" draw:style-name="gr3" draw:text-style-name="P2" svg:width="107.23pt" svg:height="18.17pt" draw:transform="skewX (-0.0373500459926787) rotate (0.349065850398866) translate (543.911811023622pt 236.494488188976pt)">
            <text:p text:style-name="P1"><text:span text:style-name="T1">Sample data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OTU data table</text:p>
          </table:table-cell>
          <table:table-cell table:number-columns-repeated="3"/>
          <table:table-cell table:style-name="ce1" office:value-type="string" calcext:value-type="string">
            <text:p>Abundance Matrix</text:p>
          </table:table-cell>
          <table:table-cell table:number-columns-repeated="5"/>
          <table:table-cell table:style-name="ce1" office:value-type="string" calcext:value-type="string">
            <text:p>Sample data tabl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TU ID</text:p>
          </table:table-cell>
          <table:table-cell table:style-name="ce5" office:value-type="string" calcext:value-type="string">
            <text:p>Taxonomy</text:p>
          </table:table-cell>
          <table:table-cell table:style-name="ce7"/>
          <table:table-cell table:style-name="ce9"/>
          <table:table-cell table:style-name="ce10" office:value-type="string" calcext:value-type="string">
            <text:p>OTU ID</text:p>
          </table:table-cell>
          <table:table-cell table:style-name="ce11" office:value-type="string" calcext:value-type="string">
            <text:p>Sample 1</text:p>
          </table:table-cell>
          <table:table-cell table:style-name="ce11" office:value-type="string" calcext:value-type="string">
            <text:p>Sample 2</text:p>
          </table:table-cell>
          <table:table-cell table:style-name="ce11" office:value-type="string" calcext:value-type="string">
            <text:p>Sample 3</text:p>
          </table:table-cell>
          <table:table-cell table:style-name="ce12"/>
          <table:table-cell table:style-name="ce9"/>
          <table:table-cell table:style-name="ce14" office:value-type="string" calcext:value-type="string">
            <text:p>Sample ID</text:p>
          </table:table-cell>
          <table:table-cell table:style-name="ce14" office:value-type="string" calcext:value-type="string">
            <text:p>Treatment</text:p>
          </table:table-cell>
          <table:table-cell table:style-name="ce14" office:value-type="string" calcext:value-type="string">
            <text:p>Host</text:p>
          </table:table-cell>
          <table:table-cell table:style-name="ce1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pecies A</text:p>
          </table:table-cell>
          <table:table-cell table:style-name="ce7"/>
          <table:table-cell table:style-name="ce9"/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2"/>
          <table:table-cell table:style-name="ce9"/>
          <table:table-cell table:style-name="ce15" office:value-type="string" calcext:value-type="string">
            <text:p>Sample 1</text:p>
          </table:table-cell>
          <table:table-cell table:style-name="ce16" office:value-type="string" calcext:value-type="string">
            <text:p>treated</text:p>
          </table:table-cell>
          <table:table-cell table:style-name="ce16" office:value-type="string" calcext:value-type="string">
            <text:p>A</text:p>
          </table:table-cell>
          <table:table-cell table:style-name="ce1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pecies A</text:p>
          </table:table-cell>
          <table:table-cell table:style-name="ce7"/>
          <table:table-cell table:style-name="ce9"/>
          <table:table-cell table:style-name="ce3" office:value-type="float" office:value="2" calcext:value-type="float">
            <text:p>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9"/>
          <table:table-cell table:style-name="ce15" office:value-type="string" calcext:value-type="string">
            <text:p>Sample 2</text:p>
          </table:table-cell>
          <table:table-cell table:style-name="ce16" office:value-type="string" calcext:value-type="string">
            <text:p>treated</text:p>
          </table:table-cell>
          <table:table-cell table:style-name="ce16" office:value-type="string" calcext:value-type="string">
            <text:p>B</text:p>
          </table:table-cell>
          <table:table-cell table:style-name="ce1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pecies B</text:p>
          </table:table-cell>
          <table:table-cell table:style-name="ce7"/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" calcext:value-type="float">
            <text:p>8</text:p>
          </table:table-cell>
          <table:table-cell table:style-name="ce12"/>
          <table:table-cell table:style-name="ce9"/>
          <table:table-cell table:style-name="ce15" office:value-type="string" calcext:value-type="string">
            <text:p>Sample 3</text:p>
          </table:table-cell>
          <table:table-cell table:style-name="ce16" office:value-type="string" calcext:value-type="string">
            <text:p>control</text:p>
          </table:table-cell>
          <table:table-cell table:style-name="ce16" office:value-type="string" calcext:value-type="string">
            <text:p>A</text:p>
          </table:table-cell>
          <table:table-cell table:style-name="ce1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pecies C</text:p>
          </table:table-cell>
          <table:table-cell table:style-name="ce7"/>
          <table:table-cell table:style-name="ce9"/>
          <table:table-cell table:style-name="ce3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2"/>
          <table:table-cell table:style-name="ce9"/>
          <table:table-cell table:style-name="ce15" office:value-type="string" calcext:value-type="string">
            <text:p>Sample 4</text:p>
          </table:table-cell>
          <table:table-cell table:style-name="ce16" office:value-type="string" calcext:value-type="string">
            <text:p>control</text:p>
          </table:table-cell>
          <table:table-cell table:style-name="ce16" office:value-type="string" calcext:value-type="string">
            <text:p>B</text:p>
          </table:table-cell>
          <table:table-cell table:style-name="ce12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style-name="ce9"/>
          <table:table-cell table:style-name="ce4" table:number-columns-repeated="4"/>
          <table:table-cell table:style-name="ce13"/>
          <table:table-cell table:style-name="ce9"/>
          <table:table-cell table:style-name="ce4" table:number-columns-repeated="3"/>
          <table:table-cell table:style-name="ce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3:22:19.431109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Foster</meta:initial-creator>
    <meta:creation-date>2018-05-01T23:20:29.299181502</meta:creation-date>
    <dc:date>2018-06-05T13:46:38.700409830</dc:date>
    <dc:creator>Zachary Foster</dc:creator>
    <meta:editing-duration>PT12H40S</meta:editing-duration>
    <meta:editing-cycles>6</meta:editing-cycles>
    <meta:generator>LibreOffice/5.1.6.2$Linux_X86_64 LibreOffice_project/10m0$Build-2</meta:generator>
    <meta:document-statistic meta:table-count="1" meta:cell-count="50" meta:object-count="3"/>
  </office:meta>
</office:document-meta>
</file>